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monospace"/>
    <style:font-face style:name="Times New Roman1" svg:font-family="'Times New Roman'"/>
    <style:font-face style:name="apple-system" svg:font-family="apple-system, BlinkMacSystemFont, 'Segoe UI', Oxygen, Ubuntu, Roboto, Cantarell, 'Fira Sans', 'Droid Sans', 'Helvetica Neue', sans-serif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paragraph-properties style:line-height-at-least="0.503cm"/>
      <style:text-properties fo:color="#000000" style:font-name="Times New Roman" fo:font-size="10.5pt" fo:font-weight="normal" fo:background-color="#1e1e1e"/>
    </style:style>
    <style:style style:name="P3" style:family="paragraph" style:parent-style-name="Standard">
      <style:paragraph-properties style:line-height-at-least="0.503cm"/>
      <style:text-properties fo:color="#000000" style:font-name="Times New Roman" fo:font-size="12pt" fo:font-weight="normal" fo:background-color="transparent" style:font-size-asian="12pt" style:font-size-complex="12pt"/>
    </style:style>
    <style:style style:name="P4" style:family="paragraph" style:parent-style-name="Standard">
      <style:paragraph-properties style:line-height-at-least="0.503cm"/>
      <style:text-properties fo:color="#000000" style:font-name="Times New Roman" fo:font-size="12pt" fo:font-weight="normal" officeooo:paragraph-rsid="000a3eed" fo:background-color="transparent" style:font-size-asian="12pt" style:font-size-complex="12pt"/>
    </style:style>
    <style:style style:name="P5" style:family="paragraph" style:parent-style-name="Standard">
      <style:paragraph-properties style:line-height-at-least="0.503cm"/>
      <style:text-properties fo:color="#000000" style:font-name="Times New Roman" fo:font-size="12pt" fo:font-weight="normal" officeooo:rsid="000d2de7" officeooo:paragraph-rsid="000d2de7" fo:background-color="transparent" style:font-size-asian="12pt" style:font-size-complex="12pt"/>
    </style:style>
    <style:style style:name="P6" style:family="paragraph" style:parent-style-name="Standard">
      <style:paragraph-properties style:line-height-at-least="0.503cm"/>
      <style:text-properties fo:color="#000000" style:font-name="Times New Roman" fo:font-size="12pt" fo:background-color="transparent" style:font-size-asian="12pt" style:font-size-complex="12pt"/>
    </style:style>
    <style:style style:name="P7" style:family="paragraph" style:parent-style-name="Text_20_body">
      <style:paragraph-properties style:line-height-at-least="0.503cm"/>
      <style:text-properties fo:color="#000000" style:font-name="Times New Roman" fo:font-size="10.5pt" fo:font-weight="normal" officeooo:rsid="000d2de7" officeooo:paragraph-rsid="000d2de7" fo:background-color="transparent"/>
    </style:style>
    <style:style style:name="T1" style:family="text">
      <style:text-properties fo:font-variant="normal" fo:text-transform="none" fo:color="#0000ff" fo:letter-spacing="normal" fo:font-style="normal"/>
    </style:style>
    <style:style style:name="T2" style:family="text">
      <style:text-properties fo:font-variant="normal" fo:text-transform="none" fo:font-size="12pt" fo:letter-spacing="normal" fo:font-style="normal" style:font-size-asian="12pt" style:font-size-complex="12pt"/>
    </style:style>
    <style:style style:name="T3" style:family="text">
      <style:text-properties fo:font-variant="normal" fo:text-transform="none" fo:font-size="12pt" fo:letter-spacing="normal" fo:font-style="normal" officeooo:rsid="0011a0e9" style:font-size-asian="12pt" style:font-size-complex="12pt"/>
    </style:style>
    <style:style style:name="T4" style:family="text">
      <style:text-properties fo:font-variant="normal" fo:text-transform="none" fo:font-size="12pt" fo:letter-spacing="normal" fo:font-style="normal" fo:font-weight="bold" style:font-size-asian="12pt" style:font-size-complex="12pt" loext:padding="0cm" loext:border="none"/>
    </style:style>
    <style:style style:name="T5" style:family="text">
      <style:text-properties fo:font-variant="normal" fo:text-transform="none" fo:letter-spacing="normal" fo:font-style="normal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6">Opdracht 1:</text:span> Wat wordt er op de pagina getoond als je de volgende text invoert:</text:p>
      <text:p text:style-name="P6"/>
      <text:p text:style-name="P3">Coole website &lt;script&gt;alert("XSS voorbeeld")&lt;/script&gt;?</text:p>
      <text:p text:style-name="P6"/>
      <text:p text:style-name="P3">Dan krijg je dit te zien – </text:p>
      <text:p text:style-name="P3">Ingevoerde zoekterm: Coole website?</text:p>
      <text:p text:style-name="P3">Er zijn geen resultaten gevonden voor de ingevoerde zoekopdracht!</text:p>
      <text:p text:style-name="P4">Er komt ook een pop-up box met de text "XSS voorbeeld".</text:p>
      <text:p text:style-name="P6"/>
      <text:p text:style-name="P3"><text:span text:style-name="T6">Opdracht 2:</text:span> Wat gebeurd er als je &lt;font color="blue"&gt; invoert? </text:p>
      <text:p text:style-name="P3"><text:span text:style-name="T5">Ingevoerde zoekterm:</text:span><text:span text:style-name="T1"><text:line-break/>Er zijn geen resultaten gevonden voor de ingevoerde zoekopdracht!</text:span> </text:p>
      <text:p text:style-name="P5">Het verandert en wordt blauw van kleur.</text:p>
      <text:p text:style-name="P5"/>
      <text:p text:style-name="P7"><text:bookmark text:name="bkmrk-opdracht-3%3A-hoe-kun-"/><text:span text:style-name="Strong_20_Emphasis"><text:span text:style-name="T4">Opdracht 3: </text:span></text:span><text:span text:style-name="T2">Hoe kun je XSS injecties voorkomen?</text:span></text:p>
      <text:p text:style-name="P7"><text:span text:style-name="T2">Je kunt de input filteren zodat het niet mogelijk is </text:span><text:span text:style-name="T3">om </text:span><text:span text:style-name="T2">bepaalde leestekens in te voeren.</text:span></text:p>
      <text:p text:style-name="Text_20_body"><text:line-break/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monospace"/>
    <style:font-face style:name="Times New Roman1" svg:font-family="'Times New Roman'"/>
    <style:font-face style:name="apple-system" svg:font-family="apple-system, BlinkMacSystemFont, 'Segoe UI', Oxygen, Ubuntu, Roboto, Cantarell, 'Fira Sans', 'Droid Sans', 'Helvetica Neue', sans-serif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6T17:48:55.738000000</meta:creation-date>
    <dc:date>2020-11-16T18:05:01.592000000</dc:date>
    <meta:editing-duration>PT16M1S</meta:editing-duration>
    <meta:editing-cycles>11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12" meta:word-count="101" meta:character-count="640" meta:non-whitespace-character-count="545"/>
  </office:meta>
</office:document-meta>
</file>